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ding IPv4 address spac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 to arpan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panet was divided into 254 networks</text:p>
              </text:list-item>
              <text:list-item>
                <text:p>0</text:p>
              </text:list-item>
              <text:list-item>
                <text:p>IPv4 was an address extension: 0-&gt;0.0.0.0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0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.0.0.0 is special</text:p>
              </text:list-item>
              <text:list-item>
                <text:p>0.0.0.0/8 was “This” network.</text:p>
                <text:list>
                  <text:list-item>
                    <text:p>Subsumed by public IPv4 addresses</text:p>
                  </text:list-item>
                  <text:list-item>
                    <text:p>Later subsumed by RFC1918</text:p>
                  </text:list-item>
                </text:list>
              </text:list-item>
              <text:list-item>
                <text:p>Last arpanet node retired February 28, 1990.</text:p>
              </text:list-item>
              <text:list-item>
                <text:p>No use for 0 sinc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.0 as broadca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ng -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re’s a patch for th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27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st-local</text:p>
                <text:list>
                  <text:list-item>
                    <text:p>Unix domain sockets</text:p>
                  </text:list-item>
                </text:list>
              </text:list-item>
              <text:list-item>
                <text:p>We’ve seen 127.0.1.X – but nothing else</text:p>
              </text:list-item>
              <text:list-item>
                <text:p>Why use up a whole /8? </text:p>
                <text:list>
                  <text:list-item>
                    <text:p>Cutting it down to a /16 frees up 16m addresses</text:p>
                  </text:list-item>
                </text:list>
              </text:list-item>
              <text:list-item>
                <text:p>Problems:</text:p>
                <text:list>
                  <text:list-item>
                    <text:p>Hard coded configuration in /etc/hosts, conf fi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32.0.0.0-239.0.0.0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32.0.0.0-239.0.0.0 Problem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source code b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T</text:p>
                <text:list>
                  <text:list-item>
                    <text:p>Zephyr – one patch</text:p>
                  </text:list-item>
                  <text:list-item>
                    <text:p>RIOTos – 6lowpan based, no problems</text:p>
                  </text:list-item>
                  <text:list-item>
                    <text:p>FreeRTOS -</text:p>
                  </text:list-item>
                  <text:list-item>
                    <text:p/>
                  </text:list-item>
                </text:list>
              </text:list-item>
              <text:list-item>
                <text:p>DDPK – one patch</text:p>
              </text:list-item>
              <text:list-item>
                <text:p>VP.IO </text:p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loaders &amp; BIOS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uting daem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pite the presence of 224/3 or 240/4 etc in all the major bogon lists, it turned out</text:p>
              </text:list-item>
              <text:list-item>
                <text:p>This was the patch (for 240 only) for babel</text:p>
              </text:list-item>
              <text:list-item>
                <text:p>Bi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40.0.0.0/4 (class-e)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erse lookups for 0, 127, &amp; 255 are trapped by debian9 and not sent to the roots.</text:p>
                <text:list>
                  <text:list-item>
                    <text:p>Bind 9 just traps 255.255.255.255 as it should</text:p>
                  </text:list-item>
                  <text:list-item>
                    <text:p/>
                  </text:list-item>
                </text:list>
              </text:list-item>
              <text:list-item>
                <text:p>224/4 is sent to the roots</text:p>
              </text:list-item>
              <text:list-item>
                <text:p>240/4 is sent to the roots</text:p>
              </text:list-item>
              <text:list-item>
                <text:p>So all we need to do is fix 0 and 127...</text:p>
                <text:list>
                  <text:list-item>
                    <text:p>We’ve got a patch for tha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draw:style-name="standard" draw:layer="layout" svg:width="25.198cm" svg:height="6.52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ange</text:p>
              </table:table-cell>
              <table:table-cell>
                <text:p>Exclude</text:p>
              </table:table-cell>
              <table:table-cell>
                <text:p>Total IP addresses</text:p>
              </table:table-cell>
            </table:table-row>
            <table:table-row table:style-name="ro1" table:default-cell-style-name="gray2">
              <table:table-cell>
                <text:p>0.0.0.0/8</text:p>
              </table:table-cell>
              <table:table-cell>
                <text:p>0.0.0.0/32</text:p>
              </table:table-cell>
              <table:table-cell>
                <text:p>16,777,215</text:p>
                <text:p text:style-name="P3"/>
              </table:table-cell>
            </table:table-row>
            <table:table-row table:style-name="ro1" table:default-cell-style-name="gray1">
              <table:table-cell>
                <text:p>127.0.0.0/8</text:p>
              </table:table-cell>
              <table:table-cell>
                <text:p>127.0.0.0/16</text:p>
              </table:table-cell>
              <table:table-cell>
                <text:p>16,777,216</text:p>
              </table:table-cell>
            </table:table-row>
            <table:table-row table:style-name="ro1" table:default-cell-style-name="gray2">
              <table:table-cell>
                <text:p>224.0.0.0/8</text:p>
              </table:table-cell>
              <table:table-cell>
                <text:p>224-231, 238-239</text:p>
              </table:table-cell>
              <table:table-cell>
                <text:p text:style-name="P3">117440512</text:p>
                <text:p text:style-name="P3"/>
              </table:table-cell>
            </table:table-row>
            <table:table-row table:style-name="ro1" table:default-cell-style-name="gray1">
              <table:table-cell>
                <text:p>240.0.0.0/8</text:p>
              </table:table-cell>
              <table:table-cell>
                <text:p>255.255.255.255/32</text:p>
              </table:table-cell>
              <table:table-cell>
                <text:p>268,435,455</text:p>
              </table:table-cell>
            </table:table-row>
            <table:table-row table:style-name="ro1" table:default-cell-style-name="gray2">
              <table:table-cell/>
              <table:table-cell>
                <text:p>Total</text:p>
              </table:table-cell>
              <table:table-cell>
                <text:p text:style-name="P3">419,364,86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08:40:56.499398235</meta:creation-date>
    <dc:date>2019-01-22T17:22:21.852388341</dc:date>
    <meta:editing-duration>PT7H26M39S</meta:editing-duration>
    <meta:editing-cycles>2</meta:editing-cycles>
    <meta:generator>LibreOffice/5.1.6.2$Linux_X86_64 LibreOffice_project/10m0$Build-2</meta:generator>
    <meta:document-statistic meta:object-count="77"/>
  </office:meta>
</office:document-meta>
</file>